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opt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5</text:p>
          </table:table-cell>
          <table:table-cell office:value-type="string">
            <text:p/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 OSI-0145, OSI-0389, 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4</text:p>
          </table:table-cell>
          <table:table-cell office:value-type="string">
            <text:p/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6</text:p>
          </table:table-cell>
          <table:table-cell office:value-type="string">
            <text:p/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0</text:p>
          </table:table-cell>
          <table:table-cell office:value-type="string">
            <text:p/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1</text:p>
          </table:table-cell>
          <table:table-cell office:value-type="string">
            <text:p/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5</text:p>
          </table:table-cell>
          <table:table-cell office:value-type="string">
            <text:p/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706</text:p>
          </table:table-cell>
          <table:table-cell office:value-type="string">
            <text:p/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6</text:p>
          </table:table-cell>
          <table:table-cell office:value-type="string">
            <text:p/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 OSI-0515, OSI-0516, OSI-0517, OSI-0518, OSI-0519, 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7</text:p>
          </table:table-cell>
          <table:table-cell office:value-type="string">
            <text:p/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 OSI-0143, OSI-0145, OSI-0144, 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7</text:p>
          </table:table-cell>
          <table:table-cell office:value-type="string">
            <text:p/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 OSI-0549, OSI-0550, OSI-0551, OSI-0552, OSI-0553, OSI-0572, OSI-0573, OSI-0574, 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8</text:p>
          </table:table-cell>
          <table:table-cell office:value-type="string">
            <text:p/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9</text:p>
          </table:table-cell>
          <table:table-cell office:value-type="string">
            <text:p/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0</text:p>
          </table:table-cell>
          <table:table-cell office:value-type="string">
            <text:p/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1</text:p>
          </table:table-cell>
          <table:table-cell office:value-type="string">
            <text:p/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2</text:p>
          </table:table-cell>
          <table:table-cell office:value-type="string">
            <text:p/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3</text:p>
          </table:table-cell>
          <table:table-cell office:value-type="string">
            <text:p/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4</text:p>
          </table:table-cell>
          <table:table-cell office:value-type="string">
            <text:p/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5</text:p>
          </table:table-cell>
          <table:table-cell office:value-type="string">
            <text:p/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6</text:p>
          </table:table-cell>
          <table:table-cell office:value-type="string">
            <text:p/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7</text:p>
          </table:table-cell>
          <table:table-cell office:value-type="string">
            <text:p/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88</text:p>
          </table:table-cell>
          <table:table-cell office:value-type="string">
            <text:p/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1</text:p>
          </table:table-cell>
          <table:table-cell office:value-type="string">
            <text:p/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 OSI-0017, OSI-0024, OSI-0019, OSI-0023, 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4</text:p>
          </table:table-cell>
          <table:table-cell office:value-type="string">
            <text:p/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 OSI-0026, OSI-0022, OSI-0027, 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5</text:p>
          </table:table-cell>
          <table:table-cell office:value-type="string">
            <text:p/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 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2</text:p>
          </table:table-cell>
          <table:table-cell office:value-type="string">
            <text:p/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 OSI-0143, OSI-0144, OSI-0145, 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3</text:p>
          </table:table-cell>
          <table:table-cell office:value-type="string">
            <text:p/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4</text:p>
          </table:table-cell>
          <table:table-cell office:value-type="string">
            <text:p/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5</text:p>
          </table:table-cell>
          <table:table-cell office:value-type="string">
            <text:p/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6</text:p>
          </table:table-cell>
          <table:table-cell office:value-type="string">
            <text:p/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7</text:p>
          </table:table-cell>
          <table:table-cell office:value-type="string">
            <text:p/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8</text:p>
          </table:table-cell>
          <table:table-cell office:value-type="string">
            <text:p/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9</text:p>
          </table:table-cell>
          <table:table-cell office:value-type="string">
            <text:p/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0</text:p>
          </table:table-cell>
          <table:table-cell office:value-type="string">
            <text:p/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1</text:p>
          </table:table-cell>
          <table:table-cell office:value-type="string">
            <text:p/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2</text:p>
          </table:table-cell>
          <table:table-cell office:value-type="string">
            <text:p/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3</text:p>
          </table:table-cell>
          <table:table-cell office:value-type="string">
            <text:p/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4</text:p>
          </table:table-cell>
          <table:table-cell office:value-type="string">
            <text:p/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5</text:p>
          </table:table-cell>
          <table:table-cell office:value-type="string">
            <text:p/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 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6</text:p>
          </table:table-cell>
          <table:table-cell office:value-type="string">
            <text:p/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 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7</text:p>
          </table:table-cell>
          <table:table-cell office:value-type="string">
            <text:p/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 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8</text:p>
          </table:table-cell>
          <table:table-cell office:value-type="string">
            <text:p/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 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79</text:p>
          </table:table-cell>
          <table:table-cell office:value-type="string">
            <text:p/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 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0</text:p>
          </table:table-cell>
          <table:table-cell office:value-type="string">
            <text:p/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 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1</text:p>
          </table:table-cell>
          <table:table-cell office:value-type="string">
            <text:p/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2</text:p>
          </table:table-cell>
          <table:table-cell office:value-type="string">
            <text:p/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3</text:p>
          </table:table-cell>
          <table:table-cell office:value-type="string">
            <text:p/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4</text:p>
          </table:table-cell>
          <table:table-cell office:value-type="string">
            <text:p/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5</text:p>
          </table:table-cell>
          <table:table-cell office:value-type="string">
            <text:p/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6</text:p>
          </table:table-cell>
          <table:table-cell office:value-type="string">
            <text:p/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7</text:p>
          </table:table-cell>
          <table:table-cell office:value-type="string">
            <text:p/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8</text:p>
          </table:table-cell>
          <table:table-cell office:value-type="string">
            <text:p/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89</text:p>
          </table:table-cell>
          <table:table-cell office:value-type="string">
            <text:p/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0</text:p>
          </table:table-cell>
          <table:table-cell office:value-type="string">
            <text:p/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1</text:p>
          </table:table-cell>
          <table:table-cell office:value-type="string">
            <text:p/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2</text:p>
          </table:table-cell>
          <table:table-cell office:value-type="string">
            <text:p/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3</text:p>
          </table:table-cell>
          <table:table-cell office:value-type="string">
            <text:p/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4</text:p>
          </table:table-cell>
          <table:table-cell office:value-type="string">
            <text:p/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5</text:p>
          </table:table-cell>
          <table:table-cell office:value-type="string">
            <text:p/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7</text:p>
          </table:table-cell>
          <table:table-cell office:value-type="string">
            <text:p/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98</text:p>
          </table:table-cell>
          <table:table-cell office:value-type="string">
            <text:p/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0</text:p>
          </table:table-cell>
          <table:table-cell office:value-type="string">
            <text:p/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1</text:p>
          </table:table-cell>
          <table:table-cell office:value-type="string">
            <text:p/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2</text:p>
          </table:table-cell>
          <table:table-cell office:value-type="string">
            <text:p/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3</text:p>
          </table:table-cell>
          <table:table-cell office:value-type="string">
            <text:p/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4</text:p>
          </table:table-cell>
          <table:table-cell office:value-type="string">
            <text:p/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5</text:p>
          </table:table-cell>
          <table:table-cell office:value-type="string">
            <text:p/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6</text:p>
          </table:table-cell>
          <table:table-cell office:value-type="string">
            <text:p/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7</text:p>
          </table:table-cell>
          <table:table-cell office:value-type="string">
            <text:p/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8</text:p>
          </table:table-cell>
          <table:table-cell office:value-type="string">
            <text:p/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09</text:p>
          </table:table-cell>
          <table:table-cell office:value-type="string">
            <text:p/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 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0</text:p>
          </table:table-cell>
          <table:table-cell office:value-type="string">
            <text:p/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 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1</text:p>
          </table:table-cell>
          <table:table-cell office:value-type="string">
            <text:p/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 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2</text:p>
          </table:table-cell>
          <table:table-cell office:value-type="string">
            <text:p/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 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3</text:p>
          </table:table-cell>
          <table:table-cell office:value-type="string">
            <text:p/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 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4</text:p>
          </table:table-cell>
          <table:table-cell office:value-type="string">
            <text:p/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 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5</text:p>
          </table:table-cell>
          <table:table-cell office:value-type="string">
            <text:p/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6</text:p>
          </table:table-cell>
          <table:table-cell office:value-type="string">
            <text:p/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7</text:p>
          </table:table-cell>
          <table:table-cell office:value-type="string">
            <text:p/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8</text:p>
          </table:table-cell>
          <table:table-cell office:value-type="string">
            <text:p/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19</text:p>
          </table:table-cell>
          <table:table-cell office:value-type="string">
            <text:p/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0</text:p>
          </table:table-cell>
          <table:table-cell office:value-type="string">
            <text:p/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1</text:p>
          </table:table-cell>
          <table:table-cell office:value-type="string">
            <text:p/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2</text:p>
          </table:table-cell>
          <table:table-cell office:value-type="string">
            <text:p/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3</text:p>
          </table:table-cell>
          <table:table-cell office:value-type="string">
            <text:p/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4</text:p>
          </table:table-cell>
          <table:table-cell office:value-type="string">
            <text:p/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5</text:p>
          </table:table-cell>
          <table:table-cell office:value-type="string">
            <text:p/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6</text:p>
          </table:table-cell>
          <table:table-cell office:value-type="string">
            <text:p/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7</text:p>
          </table:table-cell>
          <table:table-cell office:value-type="string">
            <text:p/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8</text:p>
          </table:table-cell>
          <table:table-cell office:value-type="string">
            <text:p/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29</text:p>
          </table:table-cell>
          <table:table-cell office:value-type="string">
            <text:p/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0</text:p>
          </table:table-cell>
          <table:table-cell office:value-type="string">
            <text:p/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1</text:p>
          </table:table-cell>
          <table:table-cell office:value-type="string">
            <text:p/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2</text:p>
          </table:table-cell>
          <table:table-cell office:value-type="string">
            <text:p/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3</text:p>
          </table:table-cell>
          <table:table-cell office:value-type="string">
            <text:p/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 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4</text:p>
          </table:table-cell>
          <table:table-cell office:value-type="string">
            <text:p/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 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235</text:p>
          </table:table-cell>
          <table:table-cell office:value-type="string">
            <text:p/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 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099</text:p>
          </table:table-cell>
          <table:table-cell office:value-type="string">
            <text:p/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00</text:p>
          </table:table-cell>
          <table:table-cell office:value-type="string">
            <text:p/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01</text:p>
          </table:table-cell>
          <table:table-cell office:value-type="string">
            <text:p/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02</text:p>
          </table:table-cell>
          <table:table-cell office:value-type="string">
            <text:p/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7</text:p>
          </table:table-cell>
          <table:table-cell office:value-type="string">
            <text:p>http://csys.cosmobots.eu:3000/issues/3797</text:p>
          </table:table-cell>
          <table:table-cell office:value-type="string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8</text:p>
          </table:table-cell>
          <table:table-cell office:value-type="string">
            <text:p>http://csys.cosmobots.eu:3000/issues/3798</text:p>
          </table:table-cell>
          <table:table-cell office:value-type="string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36</text:p>
          </table:table-cell>
          <table:table-cell office:value-type="string">
            <text:p>http://csys.cosmobots.eu:3000/issues/4136</text:p>
          </table:table-cell>
          <table:table-cell office:value-type="string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36</text:p>
          </table:table-cell>
          <table:table-cell office:value-type="string">
            <text:p>http://csys.cosmobots.eu:3000/issues/4236</text:p>
          </table:table-cell>
          <table:table-cell office:value-type="string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37</text:p>
          </table:table-cell>
          <table:table-cell office:value-type="string">
            <text:p>http://csys.cosmobots.eu:3000/issues/4237</text:p>
          </table:table-cell>
          <table:table-cell office:value-type="string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38</text:p>
          </table:table-cell>
          <table:table-cell office:value-type="string">
            <text:p>http://csys.cosmobots.eu:3000/issues/4238</text:p>
          </table:table-cell>
          <table:table-cell office:value-type="string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39</text:p>
          </table:table-cell>
          <table:table-cell office:value-type="string">
            <text:p>http://csys.cosmobots.eu:3000/issues/4239</text:p>
          </table:table-cell>
          <table:table-cell office:value-type="string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40</text:p>
          </table:table-cell>
          <table:table-cell office:value-type="string">
            <text:p>http://csys.cosmobots.eu:3000/issues/4240</text:p>
          </table:table-cell>
          <table:table-cell office:value-type="string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41</text:p>
          </table:table-cell>
          <table:table-cell office:value-type="string">
            <text:p>http://csys.cosmobots.eu:3000/issues/4241</text:p>
          </table:table-cell>
          <table:table-cell office:value-type="string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6103</text:p>
          </table:table-cell>
          <table:table-cell office:value-type="string">
            <text:p>http://csys.cosmobots.eu:3000/issues/6103</text:p>
          </table:table-cell>
          <table:table-cell office:value-type="string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